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5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style:style style:name="P6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4"/>
      <text:p text:style-name="P6">Exam Blueprint</text:p>
      <text:list xml:id="list1760850323" text:style-name="L1">
        <text:list-item>
          <text:p text:style-name="P5">Deployment – 22%</text:p>
        </text:list-item>
        <text:list-item>
          <text:p text:style-name="P5">Security = 26%</text:p>
        </text:list-item>
        <text:list-item>
          <text:p text:style-name="P5">Development with AWS Services – 30%</text:p>
        </text:list-item>
        <text:list-item>
          <text:p text:style-name="P5">REFACTORING – 10%</text:p>
        </text:list-item>
        <text:list-item>
          <text:p text:style-name="P5">monitoring and troubleshooting – 12%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3T14:46:44.796400744</dc:date>
    <meta:editing-duration>PT8M30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43" meta:character-count="262" meta:non-whitespace-character-count="226"/>
  </office:meta>
</office:document-meta>
</file>